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BA0000016A0273633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467cm" svg:height="9.577cm" svg:x="1.71cm" svg:y="9.255cm">
          <draw:image xlink:href="Pictures/10000000000002BA0000016A02736337.png" xlink:type="simple" xlink:show="embed" xlink:actuate="onLoad">
            <text:p/>
          </draw:image>
        </draw:frame>
        <draw:custom-shape draw:style-name="gr2" draw:text-style-name="P1" draw:layer="layout" svg:width="4.064cm" svg:height="1.27cm" svg:x="16.113cm" svg:y="9.0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npeng </meta:initial-creator>
    <meta:creation-date>2013-05-21T16:09:52</meta:creation-date>
    <dc:date>2013-05-21T16:11:51</dc:date>
    <dc:creator>Jinpeng </dc:creator>
    <meta:editing-duration>P0D</meta:editing-duration>
    <meta:editing-cycles>1</meta:editing-cycles>
    <meta:document-statistic meta:object-count="2"/>
    <meta:generator>LibreOffice/3.5$Linux_X86_64 LibreOffice_project/350m1$Build-2</meta:generator>
  </office:meta>
</office:document-meta>
</file>